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1" style:list-style-name=""/>
    <style:style style:name="P6" style:family="paragraph" style:parent-style-name="Heading_20_1">
      <style:paragraph-properties fo:break-before="page"/>
      <style:text-properties officeooo:rsid="00069d82" officeooo:paragraph-rsid="00069d82"/>
    </style:style>
    <style:style style:name="P7" style:family="paragraph" style:parent-style-name="Heading_20_3">
      <style:text-properties officeooo:paragraph-rsid="00069d82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0" style:family="paragraph" style:parent-style-name="Preformatted_20_Text">
      <style:paragraph-properties style:writing-mode="lr-tb"/>
    </style:style>
    <style:style style:name="P11" style:family="paragraph" style:parent-style-name="Preformatted_20_Text">
      <style:paragraph-properties fo:margin-top="0cm" fo:margin-bottom="0.499cm" style:contextual-spacing="false" style:writing-mode="lr-tb"/>
    </style:style>
    <style:style style:name="P12" style:family="paragraph" style:parent-style-name="Text_20_body" style:list-style-name="L1"/>
    <style:style style:name="P13" style:family="paragraph" style:parent-style-name="Text_20_body">
      <style:text-properties officeooo:paragraph-rsid="00069d82"/>
    </style:style>
    <style:style style:name="P14" style:family="paragraph" style:parent-style-name="Heading_20_3">
      <style:text-properties officeooo:paragraph-rsid="00078b11"/>
    </style:style>
    <style:style style:name="P15" style:family="paragraph" style:parent-style-name="Heading_20_3">
      <style:text-properties officeooo:paragraph-rsid="00092c08"/>
    </style:style>
    <style:style style:name="P16" style:family="paragraph" style:parent-style-name="Text_20_body">
      <style:text-properties officeooo:rsid="00092c08" officeooo:paragraph-rsid="00092c08"/>
    </style:style>
    <style:style style:name="T1" style:family="text">
      <style:text-properties officeooo:rsid="00078b11"/>
    </style:style>
    <style:style style:name="T2" style:family="text">
      <style:text-properties officeooo:rsid="000851aa"/>
    </style:style>
    <style:style style:name="T3" style:family="text">
      <style:text-properties officeooo:rsid="00092c0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specificación PyGihre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1">Sumario</text:p>
          </text:index-title>
          <text:p text:style-name="P2"><text:a xlink:type="simple" xlink:href="#__RefHeading___Toc86_1046026779" text:style-name="Index_20_Link" text:visited-style-name="Index_20_Link">Trabajando con GitHub<text:tab/>3</text:a></text:p>
          <text:p text:style-name="P3"><text:a xlink:type="simple" xlink:href="#__RefHeading___Toc88_1046026779" text:style-name="Index_20_Link" text:visited-style-name="Index_20_Link">1. Copiar la carpeta del proyecto al disco duro<text:tab/>3</text:a></text:p>
          <text:p text:style-name="P3"><text:a xlink:type="simple" xlink:href="#__RefHeading___Toc90_1046026779" text:style-name="Index_20_Link" text:visited-style-name="Index_20_Link">2. Inicializar Git en la carpeta copiada (si aún no lo tienes)<text:tab/>3</text:a></text:p>
          <text:p text:style-name="P3"><text:a xlink:type="simple" xlink:href="#__RefHeading___Toc92_1046026779" text:style-name="Index_20_Link" text:visited-style-name="Index_20_Link">3. Conectar el proyecto con GitHub<text:tab/>3</text:a></text:p>
          <text:p text:style-name="P3"><text:a xlink:type="simple" xlink:href="#__RefHeading___Toc94_1046026779" text:style-name="Index_20_Link" text:visited-style-name="Index_20_Link">4. Subir los archivos al repositorio<text:tab/>3</text:a></text:p>
          <text:p text:style-name="P3"><text:a xlink:type="simple" xlink:href="#__RefHeading___Toc96_1046026779" text:style-name="Index_20_Link" text:visited-style-name="Index_20_Link">5. Trabajar con Git en PyCharm<text:tab/>4</text:a></text:p>
          <text:p text:style-name="P3"><text:a xlink:type="simple" xlink:href="#__RefHeading___Toc98_1046026779" text:style-name="Index_20_Link" text:visited-style-name="Index_20_Link">6. Mantenerlo sincronizado con GitHub<text:tab/>4</text:a></text:p>
          <text:p text:style-name="P2"><text:a xlink:type="simple" xlink:href="#__RefHeading___Toc106_3229707277" text:style-name="Index_20_Link" text:visited-style-name="Index_20_Link">Base de datos<text:tab/>4</text:a></text:p>
          <text:p text:style-name="P2"><text:a xlink:type="simple" xlink:href="#__RefHeading___Toc548_2441242511" text:style-name="Index_20_Link" text:visited-style-name="Index_20_Link">Proyectos<text:tab/>4</text:a></text:p>
          <text:p text:style-name="P4"><text:a xlink:type="simple" xlink:href="#__RefHeading___Toc550_2441242511" text:style-name="Index_20_Link" text:visited-style-name="Index_20_Link">Correctivos<text:tab/>4</text:a></text:p>
          <text:p text:style-name="P3"><text:a xlink:type="simple" xlink:href="#__RefHeading___Toc552_2441242511" text:style-name="Index_20_Link" text:visited-style-name="Index_20_Link">GUI000 Arreglar días de meses que no son enero<text:tab/>4</text:a></text:p>
          <text:p text:style-name="P3"><text:a xlink:type="simple" xlink:href="#__RefHeading___Toc554_2441242511" text:style-name="Index_20_Link" text:visited-style-name="Index_20_Link">GEN000 Generar turnos desde el día del grupo<text:tab/>4</text:a></text:p>
          <text:p text:style-name="P4"><text:a xlink:type="simple" xlink:href="#__RefHeading___Toc556_2441242511" text:style-name="Index_20_Link" text:visited-style-name="Index_20_Link">Evolutivos<text:tab/>4</text:a></text:p>
          <text:p text:style-name="P3"><text:a xlink:type="simple" xlink:href="#__RefHeading___Toc558_2441242511" text:style-name="Index_20_Link" text:visited-style-name="Index_20_Link">GUI001 Editar asignación desde la gui<text:tab/>4</text:a></text:p>
          <text:p text:style-name="P3"><text:a xlink:type="simple" xlink:href="#__RefHeading___Toc560_2441242511" text:style-name="Index_20_Link" text:visited-style-name="Index_20_Link">GEN000 Generar turnos utilizando gráficos de la BBDD<text:tab/>5</text:a></text:p>
        </text:index-body>
      </text:table-of-content>
      <text:h text:style-name="P5" text:outline-level="1"/>
      <text:h text:style-name="P6" text:outline-level="1"><text:bookmark-start text:name="__RefHeading___Toc86_1046026779"/>Trabajando con GitHub<text:bookmark-end text:name="__RefHeading___Toc86_1046026779"/></text:h>
      <text:h text:style-name="P7" text:outline-level="3"><text:bookmark-start text:name="__RefHeading___Toc88_1046026779"/><text:span text:style-name="Strong_20_Emphasis">1. Copiar la carpeta del proyecto al disco duro</text:span><text:bookmark-end text:name="__RefHeading___Toc88_1046026779"/></text:h>
      <text:p text:style-name="Text_20_body">Simplemente copia la carpeta entera de tu pendrive a una ubicación en tu disco, por ejemplo:</text:p>
      <text:p text:style-name="Preformatted_20_Text">makefile</text:p>
      <text:p text:style-name="Preformatted_20_Text">CopiarEditar</text:p>
      <text:p text:style-name="P8"><text:span text:style-name="Source_20_Text">C:\Users\TuUsuario\Proyectos\PyGihre</text:span></text:p>
      <text:p text:style-name="Text_20_body">(Elige la ruta que prefieras.)</text:p>
      <text:p text:style-name="Horizontal_20_Line"/>
      <text:h text:style-name="Heading_20_3" text:outline-level="3"><text:bookmark-start text:name="__RefHeading___Toc90_1046026779"/><text:span text:style-name="Strong_20_Emphasis">2. Inicializar Git en la carpeta copiada (si aún no lo tienes)</text:span><text:bookmark-end text:name="__RefHeading___Toc90_1046026779"/></text:h>
      <text:p text:style-name="Text_20_body">Abre un terminal o la consola de PyCharm en la carpeta del proyecto y ejecuta:</text:p>
      <text:p text:style-name="Preformatted_20_Text">bash</text:p>
      <text:p text:style-name="Preformatted_20_Text">CopiarEditar</text:p>
      <text:p text:style-name="P8"><text:span text:style-name="Source_20_Text">git init</text:span></text:p>
      <text:p text:style-name="Text_20_body">Esto solo es necesario si aún no lo habías hecho.</text:p>
      <text:p text:style-name="Horizontal_20_Line"/>
      <text:h text:style-name="Heading_20_3" text:outline-level="3"><text:bookmark-start text:name="__RefHeading___Toc92_1046026779"/><text:span text:style-name="Strong_20_Emphasis">3. Conectar el proyecto con GitHub</text:span><text:bookmark-end text:name="__RefHeading___Toc92_1046026779"/></text:h>
      <text:p text:style-name="Text_20_body">Si no tienes ya un repositorio en GitHub, créalo en <text:a xlink:type="simple" xlink:href="https://github.com/" office:target-frame-name="_new" xlink:show="replace" text:style-name="Internet_20_link" text:visited-style-name="Visited_20_Internet_20_Link">GitHub</text:a> y copia la URL del repo (por ejemplo: <text:span text:style-name="Source_20_Text">https://github.com/TuUsuario/PyGihre.git</text:span>).</text:p>
      <text:p text:style-name="Text_20_body">Después, en la consola dentro de la carpeta del proyecto, añade el origen remoto:</text:p>
      <text:p text:style-name="Preformatted_20_Text">bash</text:p>
      <text:p text:style-name="Preformatted_20_Text">CopiarEditar</text:p>
      <text:p text:style-name="P8"><text:span text:style-name="Source_20_Text">git remote add origin https://github.com/TuUsuario/PyGihre.git</text:span></text:p>
      <text:p text:style-name="Text_20_body">(Sustituye la URL por la de tu repositorio.)</text:p>
      <text:p text:style-name="Text_20_body">Si ya tenías un <text:span text:style-name="Source_20_Text">remote</text:span> configurado en la versión del pendrive y quieres cambiarlo:</text:p>
      <text:p text:style-name="Preformatted_20_Text">bash</text:p>
      <text:p text:style-name="Preformatted_20_Text">CopiarEditar</text:p>
      <text:p text:style-name="P8"><text:span text:style-name="Source_20_Text">git remote set-url origin https://github.com/TuUsuario/PyGihre.git</text:span></text:p>
      <text:p text:style-name="Horizontal_20_Line"/>
      <text:h text:style-name="Heading_20_3" text:outline-level="3"><text:bookmark-start text:name="__RefHeading___Toc94_1046026779"/><text:span text:style-name="Strong_20_Emphasis">4. Subir los archivos al repositorio</text:span><text:bookmark-end text:name="__RefHeading___Toc94_1046026779"/></text:h>
      <text:p text:style-name="Text_20_body">Añade los archivos y haz el primer commit:</text:p>
      <text:p text:style-name="Preformatted_20_Text">bash</text:p>
      <text:p text:style-name="Preformatted_20_Text">CopiarEditar</text:p>
      <text:p text:style-name="P9"><text:span text:style-name="Source_20_Text">git add .</text:span></text:p>
      <text:p text:style-name="P10"><text:span text:style-name="Source_20_Text">git commit -m "Primer commit desde disco duro"</text:span></text:p>
      <text:p text:style-name="P10"><text:span text:style-name="Source_20_Text">git branch -M main <text:s/># Asegurar que la rama se llame 'main'</text:span></text:p>
      <text:p text:style-name="P11"><text:span text:style-name="Source_20_Text">git push -u origin main</text:span></text:p>
      <text:p text:style-name="Text_20_body"><text:soft-page-break/>Si GitHub te pide autenticación, usa un <text:span text:style-name="Strong_20_Emphasis">token de acceso personal</text:span> en lugar de tu contraseña (lo puedes generar en GitHub en <text:span text:style-name="Emphasis">Settings &gt; Developer Settings &gt; Personal Access Tokens</text:span>).</text:p>
      <text:p text:style-name="Horizontal_20_Line"/>
      <text:h text:style-name="Heading_20_3" text:outline-level="3"><text:bookmark-start text:name="__RefHeading___Toc96_1046026779"/><text:span text:style-name="Strong_20_Emphasis">5. Trabajar con Git en PyCharm</text:span><text:bookmark-end text:name="__RefHeading___Toc96_1046026779"/></text:h>
      <text:p text:style-name="Text_20_body">Si Git no está activado en PyCharm:</text:p>
      <text:list text:style-name="L1">
        <text:list-item>
          <text:p text:style-name="P12">Ve a <text:span text:style-name="Strong_20_Emphasis">File &gt; Settings &gt; Version Control</text:span> y asegúrate de que la carpeta del proyecto tiene asignado "Git".</text:p>
        </text:list-item>
        <text:list-item>
          <text:p text:style-name="P12">Luego puedes hacer commits y pushes directamente desde <text:span text:style-name="Strong_20_Emphasis">VCS &gt; Git &gt; Commit</text:span> en el menú.</text:p>
        </text:list-item>
      </text:list>
      <text:p text:style-name="Horizontal_20_Line"/>
      <text:h text:style-name="Heading_20_3" text:outline-level="3"><text:bookmark-start text:name="__RefHeading___Toc98_1046026779"/><text:span text:style-name="Strong_20_Emphasis">6. Mantenerlo sincronizado con GitHub</text:span><text:bookmark-end text:name="__RefHeading___Toc98_1046026779"/></text:h>
      <text:p text:style-name="Text_20_body">Cada vez que hagas cambios y quieras subirlos:</text:p>
      <text:p text:style-name="Preformatted_20_Text">bash</text:p>
      <text:p text:style-name="Preformatted_20_Text">CopiarEditar</text:p>
      <text:p text:style-name="P9"><text:span text:style-name="Source_20_Text">git add .</text:span></text:p>
      <text:p text:style-name="P10"><text:span text:style-name="Source_20_Text">git commit -m "Descripción de los cambios"</text:span></text:p>
      <text:p text:style-name="P11"><text:span text:style-name="Source_20_Text">git push origin main</text:span></text:p>
      <text:p text:style-name="Text_20_body">Si necesitas traer cambios desde GitHub:</text:p>
      <text:p text:style-name="Preformatted_20_Text">bash</text:p>
      <text:p text:style-name="Preformatted_20_Text">CopiarEditar</text:p>
      <text:p text:style-name="P8"><text:span text:style-name="Source_20_Text">git pull origin main</text:span></text:p>
      <text:p text:style-name="Horizontal_20_Line"/>
      <text:p text:style-name="Text_20_body">Así lo tendrás listo en tu disco y actualizado en GitHub. 🚀</text:p>
      <text:p text:style-name="P13"/>
      <text:h text:style-name="Heading_20_1" text:outline-level="1"><text:bookmark-start text:name="__RefHeading___Toc106_3229707277"/>Base de datos<text:bookmark-end text:name="__RefHeading___Toc106_3229707277"/></text:h>
      <text:h text:style-name="Heading_20_1" text:outline-level="1"><text:bookmark-start text:name="__RefHeading___Toc548_2441242511"/>Proyectos<text:bookmark-end text:name="__RefHeading___Toc548_2441242511"/></text:h>
      <text:h text:style-name="Heading_20_2" text:outline-level="2"><text:bookmark-start text:name="__RefHeading___Toc550_2441242511"/>Correctivos<text:bookmark-end text:name="__RefHeading___Toc550_2441242511"/></text:h>
      <text:h text:style-name="Heading_20_3" text:outline-level="3"><text:bookmark-start text:name="__RefHeading___Toc552_2441242511"/>GUI000 Arreglar días de meses que no son enero<text:bookmark-end text:name="__RefHeading___Toc552_2441242511"/></text:h>
      <text:h text:style-name="Heading_20_3" text:outline-level="3"><text:bookmark-start text:name="__RefHeading___Toc554_2441242511"/>GEN<text:span text:style-name="T1">000</text:span> Generar turnos desde el día del grupo<text:bookmark-end text:name="__RefHeading___Toc554_2441242511"/></text:h>
      <text:h text:style-name="Heading_20_2" text:outline-level="2"><text:bookmark-start text:name="__RefHeading___Toc556_2441242511"/>Evolutivos<text:bookmark-end text:name="__RefHeading___Toc556_2441242511"/></text:h>
      <text:h text:style-name="P14" text:outline-level="3"><text:bookmark-start text:name="__RefHeading___Toc558_2441242511"/>GUI001 <text:span text:style-name="T1">Editar asignación desde la gui</text:span><text:bookmark-end text:name="__RefHeading___Toc558_2441242511"/></text:h>
      <text:p text:style-name="Cuerpo_20_de_20_texto_20_completado">2025/04/02</text:p>
      <text:h text:style-name="P14" text:outline-level="3"><text:bookmark-start text:name="__RefHeading___Toc560_2441242511"/><text:soft-page-break/>GEN<text:span text:style-name="T1">00</text:span><text:span text:style-name="T2">1</text:span> Generar turnos <text:span text:style-name="T1">utilizando gráficos de la BBDD</text:span><text:bookmark-end text:name="__RefHeading___Toc560_2441242511"/></text:h>
      <text:h text:style-name="P15" text:outline-level="3"><text:bookmark-start text:name="__RefHeading___Toc560_2441242511 Copia 1"/>GEN00<text:span text:style-name="T3">2 Generación inteligente</text:span><text:bookmark-end text:name="__RefHeading___Toc560_2441242511 Copia 1"/></text:h>
      <text:p text:style-name="P16">Generar día a día, en vez de generar secuencialmente por trabajadores.</text:p>
      <text:p text:style-name="P16">Asignar una prioridad a los trabajadores, para que se empiece respetando el gráfico de un trabajador de manera alternativ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uerpo_20_de_20_texto_20_completado" style:display-name="Cuerpo de texto completado" style:family="paragraph" style:parent-style-name="Text_20_body" style:master-page-name="">
      <style:paragraph-properties style:page-number="auto"/>
      <style:text-properties fo:color="#00a933" loext:opacity="100%" fo:font-weight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15:04:44.846000000</meta:creation-date>
    <dc:date>2025-04-03T20:39:24.858000000</dc:date>
    <meta:editing-duration>PT1H12M36S</meta:editing-duration>
    <meta:editing-cycles>5</meta:editing-cycles>
    <meta:generator>LibreOffice/24.8.5.2$Windows_X86_64 LibreOffice_project/fddf2685c70b461e7832239a0162a77216259f22</meta:generator>
    <meta:document-statistic meta:table-count="0" meta:image-count="0" meta:object-count="0" meta:page-count="5" meta:paragraph-count="78" meta:word-count="503" meta:character-count="2970" meta:non-whitespace-character-count="2546"/>
  </office:meta>
</office:document-meta>
</file>